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2fd8" officeooo:paragraph-rsid="00002fd8"/>
    </style:style>
    <style:style style:name="P2" style:family="paragraph" style:parent-style-name="Preformatted_20_Text">
      <style:text-properties officeooo:rsid="00002fd8" officeooo:paragraph-rsid="00002fd8"/>
    </style:style>
    <style:style style:name="P3" style:family="paragraph" style:parent-style-name="Preformatted_20_Text">
      <style:text-properties officeooo:rsid="000824d9" officeooo:paragraph-rsid="000824d9"/>
    </style:style>
    <style:style style:name="T1" style:family="text">
      <style:text-properties officeooo:rsid="0001c96b"/>
    </style:style>
    <style:style style:name="T2" style:family="text">
      <style:text-properties officeooo:rsid="00032add"/>
    </style:style>
    <style:style style:name="T3" style:family="text">
      <style:text-properties officeooo:rsid="0003e91f"/>
    </style:style>
    <style:style style:name="T4" style:family="text">
      <style:text-properties officeooo:rsid="0004f91e"/>
    </style:style>
    <style:style style:name="T5" style:family="text">
      <style:text-properties officeooo:rsid="000522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 of the work in progress:</text:p>
      <text:p text:style-name="P1"/>
      <text:p text:style-name="P1"><text:s/>wip-1<text:tab/><text:tab/>prologue:<text:tab/><text:tab/>p.p. <text:tab/> <text:s/>1 - <text:s/>10</text:p>
      <text:p text:style-name="P1"><text:s/>wip-2<text:tab/><text:tab/>genesis: <text:s text:c="6"/><text:tab/>p.p. <text:tab/> 11 - <text:s/>15</text:p>
      <text:p text:style-name="P1"><text:s/>wip-3<text:tab/><text:tab/>kindergarten: <text:tab/>p.p. <text:tab/> 16 - <text:s/>34</text:p>
      <text:p text:style-name="P1"><text:s/>wip-4<text:tab/><text:tab/>basic school:<text:tab/>p.p. <text:tab/> 35 - <text:s/>68</text:p>
      <text:p text:style-name="P1"><text:s/>wip-5<text:tab/><text:tab/>move over:<text:tab/><text:tab/>p.p. <text:tab/> 69 - <text:s/>91</text:p>
      <text:p text:style-name="P1"><text:s/>wip-6<text:tab/><text:tab/>new place:<text:tab/><text:tab/>p.p.<text:tab/> 92 - 107</text:p>
      <text:p text:style-name="P1"><text:s/>wip-7<text:tab/><text:tab/>mad 68<text:tab/><text:tab/>p.p. <text:tab/>108 - 133</text:p>
      <text:p text:style-name="P1"><text:s/>wip-8<text:tab/><text:tab/>physics<text:tab/><text:tab/>p.p. <text:tab/>133 - 143</text:p>
      <text:p text:style-name="P1"><text:s/>wip-9<text:tab/><text:tab/>Nr. nine<text:tab/><text:tab/>p.p. <text:tab/>144 - 153</text:p>
      <text:p text:style-name="P1"><text:s/>wip-10 <text:tab/><text:tab/>first touches<text:tab/>p.p. <text:tab/>154 - 167 </text:p>
      <text:p text:style-name="P1"><text:s/>wip-11<text:tab/><text:tab/>bye, Natalie<text:tab/>p.p.<text:tab/>167 - 178</text:p>
      <text:p text:style-name="P1"><text:s/>wip-12<text:tab/><text:tab/>plant<text:tab/><text:tab/><text:tab/>p.p.<text:tab/>179 — 191</text:p>
      <text:p text:style-name="P1"><text:s/>wip-13<text:tab/><text:tab/>bye, virginity <text:tab/>p.p.<text:tab/>192 — 206</text:p>
      <text:p text:style-name="P1"><text:s/><text:span text:style-name="T1">wip-14<text:tab/><text:tab/>married<text:tab/><text:tab/>p.p.<text:tab/>207 — 219</text:span></text:p>
      <text:p text:style-name="P1"><text:s/><text:span text:style-name="T2">wip-15<text:tab/><text:tab/>army 1 <text:tab/><text:tab/>p.p. <text:s/>220 — 238</text:span></text:p>
      <text:p text:style-name="P1"><text:s/><text:span text:style-name="T3">wip-16<text:tab/><text:tab/>army 2<text:tab/><text:tab/>p.p. <text:s/>239 — 254</text:span></text:p>
      <text:p text:style-name="P1"><text:s/><text:span text:style-name="T4">wip-17<text:tab/><text:tab/>army 3<text:tab/><text:tab/>p.p. <text:s/>255 — 271</text:span></text:p>
      <text:p text:style-name="P1"><text:s/><text:span text:style-name="T5">wip-18<text:tab/><text:tab/>dmb<text:tab/><text:tab/><text:tab/>p.p.<text:tab/>272 — 283</text:span></text:p>
      <text:p text:style-name="P3"><text:s/>wip-19<text:tab/><text:tab/>institute<text:tab/><text:tab/>p.p. <text:s/>284 — 297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7T10:21:19.254266106</dc:date>
    <dc:creator>sehrguey </dc:creator>
    <meta:editing-duration>PT9M13S</meta:editing-duration>
    <meta:editing-cycles>8</meta:editing-cycles>
    <meta:generator>LibreOffice/4.3.3.2$Linux_x86 LibreOffice_project/430m0$Build-2</meta:generator>
    <meta:document-statistic meta:table-count="0" meta:image-count="0" meta:object-count="0" meta:page-count="1" meta:paragraph-count="20" meta:word-count="123" meta:character-count="684" meta:non-whitespace-character-count="483"/>
  </office:meta>
</office:document-meta>
</file>